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00000003BDDD28DF6E0BB56C7.png" manifest:media-type="image/png"/>
  <manifest:file-entry manifest:full-path="Pictures/10000000000001500000011A1AA6AA26083E1333.png" manifest:media-type="image/png"/>
  <manifest:file-entry manifest:full-path="Pictures/10000000000001B80000010C033C875AE4CC5875.jpg" manifest:media-type="image/jpeg"/>
  <manifest:file-entry manifest:full-path="Pictures/1000000000000423000000C5A56B2046FA50A139.png" manifest:media-type="image/png"/>
  <manifest:file-entry manifest:full-path="Pictures/100000000000012500000111F7717336475C5D9C.jpg" manifest:media-type="image/jpeg"/>
  <manifest:file-entry manifest:full-path="Pictures/10000000000004230000005237B8495041287703.png" manifest:media-type="image/png"/>
  <manifest:file-entry manifest:full-path="Pictures/10000201000001860000001EEE3F6D0E293C4382.png" manifest:media-type="image/png"/>
  <manifest:file-entry manifest:full-path="Pictures/100002010000015B00000074731FF9A2BACB1AFF.png" manifest:media-type="image/png"/>
  <manifest:file-entry manifest:full-path="Pictures/100000000000014A000001BEBF2C0C3AA92F8C4E.jpg" manifest:media-type="image/jpeg"/>
  <manifest:file-entry manifest:full-path="Pictures/100002010000015B000000745FF8CB6A1677D6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 65 Bold1" svg:font-family="'Univers 65 Bold'"/>
    <style:font-face style:name="Arial1" svg:font-family="Arial" style:font-pitch="variable"/>
    <style:font-face style:name="Univers 65 Bold" svg:font-family="'Univers 65 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0.0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7.244cm"/>
    </style:style>
    <style:style style:name="pr1" style:family="presentation" style:parent-style-name="Default_20_1-title">
      <style:graphic-properties fo:min-height="6.22cm"/>
    </style:style>
    <style:style style:name="pr2" style:family="presentation" style:parent-style-name="Default_20_1-subtitle">
      <style:graphic-properties draw:fill-color="#ffffff" fo:min-height="5.686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294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2.294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color="#f2bf49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bc5e1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super 65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2.171cm" svg:height="6.22cm" svg:x="1.705cm" svg:y="5.842cm" presentation:class="title" presentation:user-transformed="true">
          <draw:text-box>
            <text:p><text:span text:style-name="T1">ProcessTrak</text:span></text:p>
          </draw:text-box>
        </draw:frame>
        <draw:frame presentation:style-name="pr2" draw:text-style-name="P3" draw:layer="layout" svg:width="25.444cm" svg:height="5.686cm" svg:x="1.705cm" svg:y="11.595cm" presentation:class="subtitle" presentation:user-transformed="true">
          <draw:text-box>
            <text:p text:style-name="P2">Stephen. D. Holland</text:p>
            <text:p text:style-name="P2"/>
            <text:p text:style-name="P2"/>
            <text:p text:style-name="P2">4/22/2016</text:p>
          </draw:text-box>
        </draw:frame>
        <draw:frame draw:style-name="gr1" draw:text-style-name="P4" draw:layer="layout" svg:width="14.085cm" svg:height="2.759cm" svg:x="8.436cm" svg:y="17.992cm">
          <draw:text-box>
            <text:p><text:span text:style-name="T2">This material is based on work supported by the Air Force Research Laboratory under Contract #FA8650-10-D-5210, Task Order #023, and performed at Iowa State University 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413cm" svg:height="2.294cm" svg:x="1.4cm" svg:y="0.528cm" presentation:class="title">
          <draw:text-box>
            <text:p>Motivation</text:p>
          </draw:text-box>
        </draw:frame>
        <draw:frame presentation:style-name="pr5" draw:layer="layout" svg:width="24.777cm" svg:height="12.18cm" svg:x="1.4cm" svg:y="3.573cm" presentation:class="outline">
          <draw:text-box>
            <text:list text:style-name="L3">
              <text:list-item>
                <text:p>Lab data processing or analysis is easy when you can collect all steps into a single MATLAB or Python script that runs quickly.</text:p>
              </text:list-item>
              <text:list-item>
                <text:p>Once the steps are complicated enough or time consuming enough that you can't just re-run them each time, you end up with a mess. </text:p>
              </text:list-item>
              <text:list-item>
                <text:p>ProcessTrak provides a framework for avoiding/minimizing the me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2.413cm" svg:height="2.294cm" svg:x="1.4cm" svg:y="0.528cm" presentation:class="title">
          <draw:text-box>
            <text:p>The mess</text:p>
          </draw:text-box>
        </draw:frame>
        <draw:frame presentation:style-name="pr5" draw:layer="layout" svg:width="24.762cm" svg:height="15.477cm" svg:x="1.4cm" svg:y="3.573cm" presentation:class="outline" presentation:user-transformed="true">
          <draw:text-box>
            <text:list text:style-name="L3">
              <text:list-item>
                <text:p>With processing split into multiple scripts, you end up with a lot of intermediate files. </text:p>
              </text:list-item>
              <text:list-item>
                <text:p>It is often unclear which intermediates come from which script and/or which order the scripts must be run to recreate the final output</text:p>
              </text:list-item>
              <text:list-item>
                <text:p>It is often unclear that all scripts have been run in the correct order and therefore unclear that the final output is correct and meaningfu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2.413cm" svg:height="2.294cm" svg:x="1.4cm" svg:y="0.528cm" presentation:class="title">
          <draw:text-box>
            <text:p>The solution</text:p>
          </draw:text-box>
        </draw:frame>
        <draw:frame presentation:style-name="pr5" draw:layer="layout" svg:width="24.762cm" svg:height="15.223cm" svg:x="1.4cm" svg:y="3.573cm" presentation:class="outline" presentation:user-transformed="true">
          <draw:text-box>
            <text:list text:style-name="L3">
              <text:list-item>
                <text:p>Based on datacollect2, represent experiment log as XML</text:p>
              </text:list-item>
              <text:list-item>
                <text:p>Processing starts by copying raw experiment log (.xlg) to processed experiment log (.xlp)</text:p>
              </text:list-item>
              <text:list-item>
                <text:p>Each processing step operates <text:span text:style-name="T3">in place</text:span> on the processed experiment log (.xlp). </text:p>
              </text:list-item>
              <text:list-item>
                <text:p>Processing steps defined in the .prx file, generally written in Python. </text:p>
              </text:list-item>
              <text:list-item>
                <text:p>Can be re-executed out-of-order as needed.</text:p>
              </text:list-item>
              <text:list-item>
                <text:p>Provenance-based result integrity checking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2.413cm" svg:height="2.294cm" svg:x="1.4cm" svg:y="0.528cm" presentation:class="title">
          <draw:text-box>
            <text:p>Example .prx file</text:p>
          </draw:text-box>
        </draw:frame>
        <draw:frame draw:style-name="gr3" draw:text-style-name="P6" draw:layer="layout" svg:width="20.505cm" svg:height="17.315cm" svg:x="3.371cm" svg:y="2.794cm">
          <draw:text-box>
            <text:p>&lt;processinginstructions xmlns=</text:p>
            <text:p>"http://limatix.org/processtrak/processinginstructions" </text:p>
            <text:p>xmlns:xlink="http://www.w3.org/1999/xlink"&gt;</text:p>
            <text:p><text:s text:c="3"/></text:p>
            <text:p><text:s text:c="2"/>&lt;inputfiles&gt;</text:p>
            <text:p><text:s text:c="4"/>&lt;inputfile xlink:href="example_input.xlg"/&gt;</text:p>
            <text:p><text:s text:c="2"/>&lt;/inputfiles&gt;</text:p>
            <text:p><text:s text:c="2"/>&lt;!-- elementmatch says what elements in the experiment log to </text:p>
            <text:p><text:s text:c="8"/>Iterate over by default --&gt;</text:p>
            <text:p><text:s text:c="2"/>&lt;elementmatch&gt;xpath_condition&lt;/elementmatch&gt;</text:p>
            <text:p><text:s text:c="2"/>&lt;step name="pullparams" descr="Pull in parameters from other files"&gt;</text:p>
            <text:p><text:s text:c="4"/>&lt;script xlink:href="pullparams.py"&gt; <text:s/></text:p>
            <text:p><text:s text:c="6"/>&lt;!-- Parameters can be generated from other elements of the</text:p>
            <text:p><text:s text:c="13"/>Experiment log, or explicitly in the .prx file: --&gt;</text:p>
            <text:p><text:s text:c="6"/>&lt;parameter name="foo"&gt;</text:p>
            <text:p><text:tab/>&lt;numvalue&gt;34.5&lt;/numvalue&gt;</text:p>
            <text:p><text:s text:c="6"/>&lt;/parameter&gt;</text:p>
            <text:p><text:s text:c="6"/>&lt;parameter name="bar"&gt;</text:p>
            <text:p><text:tab/>&lt;strvalue&gt;BAR&lt;/strvalue&gt;</text:p>
            <text:p><text:s text:c="6"/>&lt;/parameter&gt;</text:p>
            <text:p><text:s text:c="4"/>&lt;/script&gt;</text:p>
            <text:p><text:s text:c="2"/>&lt;/step&gt;</text:p>
            <text:p>&lt;/processinginstructions&gt;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2.413cm" svg:height="2.294cm" svg:x="1.4cm" svg:y="0.528cm" presentation:class="title">
          <draw:text-box>
            <text:p>Example script</text:p>
          </draw:text-box>
        </draw:frame>
        <draw:frame presentation:style-name="pr5" draw:text-style-name="P7" draw:layer="layout" svg:width="24.777cm" svg:height="12.18cm" svg:x="1.4cm" svg:y="10.414cm" presentation:class="outline" presentation:user-transformed="true">
          <draw:text-box>
            <text:list text:style-name="L3">
              <text:list-item>
                <text:p><text:span text:style-name="T4">This example script reads the 'dc:magnitudesquared' element </text:span></text:p>
                <text:list>
                  <text:list-item>
                    <text:p><text:span text:style-name="T5">(or the dc_magnitudesquared_numvalue parameter if given in the .prx file)</text:span></text:p>
                  </text:list-item>
                </text:list>
              </text:list-item>
              <text:list-item>
                <text:p><text:span text:style-name="T4">converts the value to volts</text:span><text:span text:style-name="T6">2</text:span><text:span text:style-name="T4">, takes the square root, and stores the square root in the 'dc:magnitude' element.</text:span></text:p>
              </text:list-item>
            </text:list>
          </draw:text-box>
        </draw:frame>
        <draw:frame draw:style-name="gr4" draw:text-style-name="P6" draw:layer="layout" svg:width="18.591cm" svg:height="7.361cm" svg:x="4.608cm" svg:y="2.545cm">
          <draw:text-box>
            <text:p>import sys</text:p>
            <text:p>import numpy as np</text:p>
            <text:p>from limatix.dc_value import numericunitsvalue</text:p>
            <text:p/>
            <text:p>def run(_xmldoc,_element,dc_magnitudesquared_numericunits):</text:p>
            <text:p><text:s text:c="4"/>magsq=dc_magnitudesquared_numericunits.value('Volts^2')</text:p>
            <text:p><text:s text:c="4"/></text:p>
            <text:p><text:s text:c="4"/>mag=np.sqrt(magsq)</text:p>
            <text:p/>
            <text:p><text:s text:c="4"/>return { “dc:magnitude”: numericunitsvalue(mag,'Volts') }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 65 Bold1" svg:font-family="'Univers 65 Bold'"/>
    <style:font-face style:name="Arial1" svg:font-family="Arial" style:font-pitch="variable"/>
    <style:font-face style:name="Univers 65 Bold" svg:font-family="'Univers 65 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e1126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e1126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44726" style:text-outline="false" style:text-line-through-style="none" style:text-line-through-type="none" style:font-name="Arial2" fo:font-family="Arial" style:font-family-generic="swiss" style:font-pitch="variable" fo:font-size="35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5pt" style:font-style-asian="normal" style:font-weight-asian="normal" style:font-name-complex="DejaVu Sans" style:font-family-complex="'DejaVu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f49" style:text-outline="false" style:text-line-through-style="none" style:text-line-through-type="none" style:font-name="Arial2" fo:font-family="Arial" style:font-family-generic="swiss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bold" style:font-name-complex="DejaVu Sans" style:font-family-complex="'DejaVu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simple"/>
    </style:style>
    <style:style style:name="MP8" style:family="paragraph">
      <loext:graphic-properties draw:fill="none"/>
      <style:paragraph-properties fo:margin-top="0cm" fo:margin-bottom="0cm" fo:line-height="100%" fo:text-align="end" style:punctuation-wrap="simple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simple"/>
    </style:style>
    <style:style style:name="MP14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Univers 65 Bol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8.037cm" svg:height="2.167cm" svg:x="-0.037cm" svg:y="18.91cm">
        <draw:image xlink:href="Pictures/10000000000004230000005237B8495041287703.png" xlink:type="simple" xlink:show="embed" xlink:actuate="onLoad">
          <text:p/>
        </draw:image>
      </draw:frame>
      <draw:frame presentation:style-name="Default-title" draw:layer="backgroundobjects" svg:width="22.413cm" svg:height="2.294cm" svg:x="1.4cm" svg:y="0.528cm" presentation:class="title" presentation:placeholder="true">
        <draw:text-box/>
      </draw:frame>
      <draw:frame presentation:style-name="Default-outline1" draw:layer="backgroundobjects" svg:width="24.777cm" svg:height="12.18cm" svg:x="1.4cm" svg:y="3.573cm" presentation:class="outline" presentation:placeholder="true">
        <draw:text-box/>
      </draw:frame>
      <draw:frame presentation:style-name="Mpr1" draw:text-style-name="MP4" draw:layer="backgroundobjects" svg:width="6.469cm" svg:height="1.272cm" svg:x="0.507cm" svg:y="0.338cm" presentation:class="page-number">
        <draw:text-box>
          <text:p text:style-name="MP6"><text:span text:style-name="MT1"><text:page-number>&lt;number&gt;</text:page-number></text:span></text:p>
        </draw:text-box>
      </draw:frame>
      <draw:custom-shape draw:name="Text Box 12" draw:style-name="Mgr4" draw:text-style-name="MP8" draw:layer="backgroundobjects" svg:width="10.968cm" svg:height="0.927cm" svg:x="16.212cm" svg:y="19.506cm">
        <text:p text:style-name="MP7"><text:span text:style-name="MT2">Center for Nondestructive Evalu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9" draw:layer="backgroundobjects" svg:width="12.105cm" svg:height="0.853cm" svg:x="0.494cm" svg:y="19.506cm">
        <draw:image xlink:href="Pictures/10000201000001860000001EEE3F6D0E293C4382.png" xlink:type="simple" xlink:show="embed" xlink:actuate="onLoad">
          <text:p/>
        </draw:image>
      </draw:frame>
      <draw:frame draw:name="Picture 2" draw:style-name="Mgr5" draw:text-style-name="MP9" draw:layer="backgroundobjects" svg:width="3.972cm" svg:height="1.325cm" svg:x="23.816cm" svg:y="0.213cm">
        <draw:image xlink:href="Pictures/100002010000015B00000074731FF9A2BACB1AF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4.254cm" svg:height="2.211cm" svg:x="1.4cm" svg:y="0.508cm" presentation:class="title" presentation:placeholder="true">
        <draw:text-box/>
      </draw:frame>
      <draw:frame presentation:style-name="Default_20_2-outline1" draw:layer="backgroundobjects" svg:width="25.016cm" svg:height="12.18cm" svg:x="1.4cm" svg:y="3.048cm" presentation:class="outline" presentation:placeholder="true">
        <draw:text-box/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0.508cm" svg:y="0.508cm" presentation:class="page-number">
        <draw:text-box>
          <text:p text:style-name="MP6"><text:span text:style-name="MT1"><text:page-number>&lt;number&gt;</text:page-number></text:span></text:p>
        </draw:text-box>
      </draw:frame>
      <draw:frame draw:name="Picture 2" draw:style-name="Mgr5" draw:text-style-name="MP9" draw:layer="backgroundobjects" svg:width="3.972cm" svg:height="1.325cm" svg:x="23.816cm" svg:y="0.214cm">
        <draw:image xlink:href="Pictures/100002010000015B000000745FF8CB6A1677D6BE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27.999cm" svg:height="5.207cm" svg:x="0cm" svg:y="0cm">
        <draw:image xlink:href="Pictures/1000000000000423000000C5A56B2046FA50A139.png" xlink:type="simple" xlink:show="embed" xlink:actuate="onLoad">
          <text:p/>
        </draw:image>
      </draw:frame>
      <draw:frame presentation:style-name="Default_20_1-title" draw:layer="backgroundobjects" svg:width="25.199cm" svg:height="3.506cm" svg:x="1.705cm" svg:y="5.722cm" presentation:class="title" presentation:placeholder="true">
        <draw:text-box/>
      </draw:frame>
      <draw:frame presentation:style-name="Default_20_1-outline1" draw:layer="backgroundobjects" svg:width="25.16cm" svg:height="12.18cm" svg:x="1.4cm" svg:y="11.09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Text Box 7" draw:style-name="Mgr6" draw:text-style-name="MP14" draw:layer="backgroundobjects" svg:width="10.964cm" svg:height="0.927cm" svg:x="0.732cm" svg:y="3.599cm">
        <text:p text:style-name="MP13"><text:span text:style-name="MT2">Center for Nondestructive Evalu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9" draw:layer="backgroundobjects" svg:width="16.471cm" svg:height="1.269cm" svg:x="0.449cm" svg:y="1.483cm">
        <draw:image xlink:href="Pictures/10000201000001860000001EEE3F6D0E293C4382.png" xlink:type="simple" xlink:show="embed" xlink:actuate="onLoad">
          <text:p/>
        </draw:image>
      </draw:frame>
      <draw:frame draw:name="Picture 3" draw:style-name="Mgr5" draw:text-style-name="MP9" draw:layer="backgroundobjects" svg:width="5.604cm" svg:height="3.413cm" svg:x="22.635cm" svg:y="17.118cm">
        <draw:image xlink:href="Pictures/10000000000001B80000010C033C875AE4CC5875.jpg" xlink:type="simple" xlink:show="embed" xlink:actuate="onLoad">
          <text:p/>
        </draw:image>
      </draw:frame>
      <draw:frame draw:name="Picture 3" draw:style-name="Mgr5" draw:text-style-name="MP9" draw:layer="backgroundobjects" svg:width="6.488cm" svg:height="2.182cm" svg:x="1.774cm" svg:y="18.134cm">
        <draw:image xlink:href="Pictures/10000000000000B00000003BDDD28DF6E0BB56C7.png" xlink:type="simple" xlink:show="embed" xlink:actuate="onLoad">
          <text:p/>
        </draw:image>
      </draw:frame>
      <draw:frame draw:name="Picture 6" draw:style-name="Mgr5" draw:text-style-name="MP9" draw:layer="backgroundobjects" svg:width="4.203cm" svg:height="5.678cm" svg:x="23.802cm" svg:y="5.179cm">
        <draw:image xlink:href="Pictures/100000000000014A000001BEBF2C0C3AA92F8C4E.jpg" xlink:type="simple" xlink:show="embed" xlink:actuate="onLoad">
          <text:p/>
        </draw:image>
      </draw:frame>
      <draw:frame draw:name="Picture 2" draw:style-name="Mgr5" draw:text-style-name="MP9" draw:layer="backgroundobjects" svg:width="4.203cm" svg:height="3.527cm" svg:x="23.802cm" svg:y="10.858cm">
        <draw:image xlink:href="Pictures/10000000000001500000011A1AA6AA26083E1333.png" xlink:type="simple" xlink:show="embed" xlink:actuate="onLoad">
          <text:p/>
        </draw:image>
      </draw:frame>
      <draw:frame draw:name="Picture 2" draw:style-name="Mgr7" draw:text-style-name="MP9" draw:layer="backgroundobjects" svg:width="3.736cm" svg:height="3.482cm" svg:x="23.802cm" svg:y="14.283cm">
        <draw:image xlink:href="Pictures/100000000000012500000111F7717336475C5D9C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Holland</meta:initial-creator>
    <meta:creation-date>2013-01-14T23:54:09</meta:creation-date>
    <dc:date>2016-06-28T13:53:51.016884183</dc:date>
    <meta:editing-duration>PT4H39M12S</meta:editing-duration>
    <meta:editing-cycles>49</meta:editing-cycles>
    <meta:generator>LibreOffice/5.0.6.2$Linux_X86_64 LibreOffice_project/00$Build-2</meta:generator>
    <dc:creator>Steve Holland</dc:creator>
    <meta:document-statistic meta:object-count="79"/>
  </office:meta>
</office:document-meta>
</file>